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rsid="001358b3" officeooo:paragraph-rsid="001358b3"/>
    </style:style>
    <style:style style:name="P2" style:family="paragraph" style:parent-style-name="Heading_20_1">
      <style:text-properties officeooo:rsid="00149103" officeooo:paragraph-rsid="00149103"/>
    </style:style>
    <style:style style:name="P3" style:family="paragraph" style:parent-style-name="Heading_20_2">
      <style:text-properties officeooo:rsid="00149103" officeooo:paragraph-rsid="00149103"/>
    </style:style>
    <style:style style:name="P4" style:family="paragraph" style:parent-style-name="Heading_20_3">
      <style:text-properties officeooo:rsid="00149103" officeooo:paragraph-rsid="00149103"/>
    </style:style>
    <style:style style:name="P5" style:family="paragraph" style:parent-style-name="Text_20_body">
      <style:text-properties officeooo:rsid="001358b3" officeooo:paragraph-rsid="001358b3"/>
    </style:style>
    <style:style style:name="P6" style:family="paragraph" style:parent-style-name="Text_20_body">
      <style:text-properties officeooo:rsid="001358b3" officeooo:paragraph-rsid="00149103"/>
    </style:style>
    <style:style style:name="P7" style:family="paragraph" style:parent-style-name="Text_20_body">
      <style:text-properties officeooo:rsid="00149103" officeooo:paragraph-rsid="00149103"/>
    </style:style>
    <style:style style:name="P8" style:family="paragraph" style:parent-style-name="Title">
      <style:text-properties officeooo:rsid="001358b3" officeooo:paragraph-rsid="001358b3"/>
    </style:style>
    <style:style style:name="P9" style:family="paragraph">
      <style:paragraph-properties fo:text-align="center"/>
    </style:style>
    <style:style style:name="P10" style:family="paragraph">
      <loext:graphic-properties draw:fill="none" draw:fill-color="#ffffff"/>
      <style:paragraph-properties style:writing-mode="lr-tb"/>
      <style:text-properties fo:font-size="12pt"/>
    </style:style>
    <style:style style:name="P11" style:family="paragraph">
      <loext:graphic-properties draw:fill="none" draw:fill-color="#ffffff"/>
    </style:style>
    <style:style style:name="T1" style:family="text">
      <style:text-properties officeooo:rsid="00149103"/>
    </style:style>
    <style:style style:name="T2" style:family="text">
      <style:text-properties officeooo:rsid="0015dd88"/>
    </style:style>
    <style:style style:name="T3" style:family="text">
      <style:text-properties fo:font-size="12pt"/>
    </style:style>
    <style:style style:name="gr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889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1.074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1.122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831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1.083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2.434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iews</text:p>
      <text:h text:style-name="P1" text:outline-level="1">Index</text:h>
      <text:p text:style-name="P5">The index view is responsible for creating the context dictionary used by the Leaderboard.html template.</text:p>
      <text:p text:style-name="P5"><draw:frame text:anchor-type="paragraph" draw:z-index="0" draw:name="Text Frame 1" draw:style-name="gr7" draw:text-style-name="P11" svg:width="2.408cm" svg:height="1.084cm" svg:x="5.787cm" svg:y="0.944cm"><draw:text-box><text:p>Context_dict</text:p></draw:text-box></draw:frame><draw:frame text:anchor-type="paragraph" draw:z-index="2" draw:name="Text Frame 3" draw:style-name="gr8" draw:text-style-name="P11" svg:width="4.684cm" svg:height="2.435cm" svg:x="-1.595cm" svg:y="4.964cm"><draw:text-box><text:p>Name (string)</text:p></draw:text-box></draw:frame><draw:frame text:anchor-type="paragraph" draw:z-index="3" draw:name="Text Frame 4" draw:style-name="gr8" draw:text-style-name="P11" svg:width="4.684cm" svg:height="2.435cm" svg:x="2.85cm" svg:y="4.964cm"><draw:text-box><text:p>Leaderboard (list)</text:p></draw:text-box></draw:frame><draw:frame text:anchor-type="paragraph" draw:z-index="4" draw:name="Text Frame 5" draw:style-name="gr8" draw:text-style-name="P11" svg:width="4.684cm" svg:height="2.435cm" svg:x="1.104cm" svg:y="7.213cm"><draw:text-box><text:p>Sailor name (string)</text:p></draw:text-box></draw:frame><draw:frame text:anchor-type="paragraph" draw:z-index="5" draw:name="Text Frame 6" draw:style-name="gr8" draw:text-style-name="P11" svg:width="4.684cm" svg:height="2.435cm" svg:x="5.417cm" svg:y="7.213cm"><draw:text-box><text:p>Score (int)</text:p></draw:text-box></draw:frame><draw:line text:anchor-type="paragraph" draw:z-index="6" draw:name="Line 1" draw:style-name="gr1" draw:text-style-name="P9" svg:x1="2.137cm" svg:y1="3.533cm" svg:x2="0.549cm" svg:y2="4.99cm"><text:p/></draw:line><draw:line text:anchor-type="paragraph" draw:z-index="7" draw:name="Line 3" draw:style-name="gr1" draw:text-style-name="P9" svg:x1="3.883cm" svg:y1="5.544cm" svg:x2="1.528cm" svg:y2="7.052cm"><text:p/></draw:line><draw:line text:anchor-type="paragraph" draw:z-index="8" draw:name="Line 4" draw:style-name="gr1" draw:text-style-name="P9" svg:x1="4.12cm" svg:y1="5.517cm" svg:x2="6.051cm" svg:y2="7.212cm"><text:p/></draw:line><draw:line text:anchor-type="paragraph" draw:z-index="9" draw:name="Line 5" draw:style-name="gr1" draw:text-style-name="P9" svg:x1="6.793cm" svg:y1="1.655cm" svg:x2="3.062cm" svg:y2="2.371cm"><text:p/></draw:line><draw:line text:anchor-type="paragraph" draw:z-index="10" draw:name="Line 6" draw:style-name="gr1" draw:text-style-name="P9" svg:x1="2.665cm" svg:y1="3.507cm" svg:x2="4.014cm" svg:y2="4.803cm"><text:p/></draw:line><draw:frame text:anchor-type="paragraph" draw:z-index="11" draw:name="Text Frame 7" draw:style-name="gr6" draw:text-style-name="P11" svg:width="2.356cm" svg:height="1.295cm" svg:x="10.656cm" svg:y="2.053cm"><draw:text-box><text:p>old_Sereis (list)</text:p></draw:text-box></draw:frame><draw:frame text:anchor-type="paragraph" draw:z-index="12" draw:name="Text Frame 8" draw:style-name="gr6" draw:text-style-name="P11" svg:width="3.149cm" svg:height="1.295cm" svg:x="10.761cm" svg:y="4.62cm"><draw:text-box><text:p>Series (object)</text:p></draw:text-box></draw:frame><draw:line text:anchor-type="paragraph" draw:z-index="13" draw:name="Line 2" draw:style-name="gr1" draw:text-style-name="P9" svg:x1="6.793cm" svg:y1="1.655cm" svg:x2="10.338cm" svg:y2="2.264cm"><text:p/></draw:line><draw:line text:anchor-type="paragraph" draw:z-index="14" draw:name="Line 7" draw:style-name="gr1" draw:text-style-name="P9" svg:x1="6.793cm" svg:y1="1.655cm" svg:x2="3.062cm" svg:y2="2.371cm"><text:p/></draw:line><draw:line text:anchor-type="paragraph" draw:z-index="15" draw:name="Line 8" draw:style-name="gr1" draw:text-style-name="P9" svg:x1="11.37cm" svg:y1="3.189cm" svg:x2="11.37cm" svg:y2="4.406cm"><text:p/></draw:line><draw:frame text:anchor-type="paragraph" draw:z-index="1" draw:name="Text Frame 2" draw:style-name="gr6" draw:text-style-name="P11" svg:width="2.356cm" svg:height="1.295cm" svg:x="1.898cm" svg:y="2.371cm"><draw:text-box><text:p>Leaderbords (list)</text:p></draw:text-box></draw:frame>The completed context dict has the following structure:</text:p>
      <text:p text:style-name="P5"/>
      <text:p text:style-name="P5"/>
      <text:p text:style-name="P5"/>
      <text:p text:style-name="P5"/>
      <text:p text:style-name="P5"/>
      <text:p text:style-name="P5"/>
      <text:p text:style-name="P5"/>
      <text:p text:style-name="P5"/>
      <text:p text:style-name="P5"/>
      <text:p text:style-name="P7"/>
      <text:p text:style-name="P7"/>
      <text:p text:style-name="P7">This structure, although complex, allows the template to easily loop through the required data. The code in the view builds the context dict by looping though the objects extracted from the database, with the help of the get_leaderbord function.</text:p>
      <text:h text:style-name="P3" text:outline-level="2">old_series</text:h>
      <text:p text:style-name="P6">The <text:span text:style-name="T1">old series </text:span>view is responsible for creating the context dictionary used by the <text:span text:style-name="T1">old_series</text:span>.html template.</text:p>
      <text:p text:style-name="P6"><draw:frame text:anchor-type="paragraph" draw:z-index="16" draw:name="Text Frame 9" draw:style-name="gr7" draw:text-style-name="P11" svg:width="2.408cm" svg:height="1.084cm" svg:x="6.369cm" svg:y="0.944cm"><draw:text-box><text:p>Context_dict</text:p></draw:text-box></draw:frame><draw:frame text:anchor-type="paragraph" draw:z-index="17" draw:name="Text Frame 10" draw:style-name="gr6" draw:text-style-name="P11" svg:width="2.356cm" svg:height="1.295cm" svg:x="6.475cm" svg:y="2.265cm"><draw:text-box><text:p>Leaderbords (list)</text:p></draw:text-box></draw:frame><draw:frame text:anchor-type="paragraph" draw:z-index="18" draw:name="Text Frame 13" draw:style-name="gr5" draw:text-style-name="P10" svg:width="4.155cm" svg:height="0.832cm" svg:x="2.506cm" svg:y="3.852cm"><draw:text-box><text:p><text:span text:style-name="T3">Sailor name (string)</text:span></text:p></draw:text-box></draw:frame><draw:frame text:anchor-type="paragraph" draw:z-index="19" draw:name="Text Frame 12" draw:style-name="gr4" draw:text-style-name="P11" svg:width="4.155cm" svg:height="1.123cm" svg:x="8.354cm" svg:y="4.064cm"><draw:text-box><text:p>Leaderboard (list)</text:p></draw:text-box></draw:frame><draw:frame text:anchor-type="paragraph" draw:z-index="20" draw:name="Text Frame 14" draw:style-name="gr3" draw:text-style-name="P10" svg:width="3.335cm" svg:height="1.075cm" svg:x="10.391cm" svg:y="5.849cm"><draw:text-box><text:p><text:span text:style-name="T3">Score (int)</text:span></text:p></draw:text-box></draw:frame><draw:frame text:anchor-type="paragraph" draw:z-index="21" draw:name="Text Frame 11" draw:style-name="gr2" draw:text-style-name="P10" svg:width="3.837cm" svg:height="0.89cm" svg:x="5.47cm" svg:y="6.008cm"><draw:text-box><text:p><text:span text:style-name="T3">Sailor name (string)</text:span></text:p></draw:text-box></draw:frame><draw:line text:anchor-type="paragraph" draw:z-index="22" draw:name="Line 9" draw:style-name="gr1" draw:text-style-name="P9" svg:x1="7.216cm" svg:y1="1.535cm" svg:x2="7.216cm" svg:y2="2.263cm"><text:p/></draw:line><draw:line text:anchor-type="paragraph" draw:z-index="23" draw:name="Line 10" draw:style-name="gr1" draw:text-style-name="P9" svg:x1="7.137cm" svg:y1="3.307cm" svg:x2="9.36cm" svg:y2="3.942cm"><text:p/></draw:line><draw:line text:anchor-type="paragraph" draw:z-index="24" draw:name="Line 11" draw:style-name="gr1" draw:text-style-name="P9" svg:x1="7.136cm" svg:y1="3.307cm" svg:x2="4.808cm" svg:y2="3.73cm"><text:p/></draw:line><draw:line text:anchor-type="paragraph" draw:z-index="25" draw:name="Line 12" draw:style-name="gr1" draw:text-style-name="P9" svg:x1="7.137cm" svg:y1="3.307cm" svg:x2="9.36cm" svg:y2="3.942cm"><text:p/></draw:line><draw:line text:anchor-type="paragraph" draw:z-index="26" draw:name="Line 13" draw:style-name="gr1" draw:text-style-name="P9" svg:x1="9.703cm" svg:y1="4.71cm" svg:x2="10.788cm" svg:y2="5.849cm"><text:p/></draw:line><draw:line text:anchor-type="paragraph" draw:z-index="27" draw:name="Line 14" draw:style-name="gr1" draw:text-style-name="P9" svg:x1="7.137cm" svg:y1="3.307cm" svg:x2="9.36cm" svg:y2="3.942cm"><text:p/></draw:line><draw:line text:anchor-type="paragraph" draw:z-index="28" draw:name="Line 15" draw:style-name="gr1" draw:text-style-name="P9" svg:x1="8.909cm" svg:y1="4.763cm" svg:x2="7.904cm" svg:y2="5.901cm"><text:p/></draw:line>The completed context dict has the following structure:</text:p>
      <text:p text:style-name="P6"/>
      <text:p text:style-name="P6"/>
      <text:p text:style-name="P6"/>
      <text:p text:style-name="P6"/>
      <text:p text:style-name="P6"/>
      <text:p text:style-name="P6"/>
      <text:p text:style-name="P6"/>
      <text:p text:style-name="P7">This works in a the same was as the index view.</text:p>
      <text:h text:style-name="P2" text:outline-level="1"><text:soft-page-break/>Helper Functions</text:h>
      <text:h text:style-name="P4" text:outline-level="3">get_leaderboards</text:h>
      <text:p text:style-name="P7">This function takes a series and returns a <text:span text:style-name="T2">list of sailors’ names and scores, in ascending order of score. Since sailors with the lowest score in a series win, then this results in a leaderboar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heads_20_1" draw:display-name="Arrowheads 1" svg:viewBox="0 7 20 13" svg:d="M0 20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10T12:41:39.233000000</dc:date>
    <meta:editing-duration>PT4M</meta:editing-duration>
    <meta:editing-cycles>1</meta:editing-cycles>
    <meta:document-statistic meta:table-count="0" meta:image-count="0" meta:object-count="0" meta:page-count="2" meta:paragraph-count="12" meta:word-count="138" meta:character-count="861" meta:non-whitespace-character-count="735"/>
    <meta:generator>LibreOffice/7.2.4.1$Windows_X86_64 LibreOffice_project/27d75539669ac387bb498e35313b970b7fe9c4f9</meta:generator>
  </office:meta>
</office:document-meta>
</file>